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4.7665in"/>
    </style:style>
    <style:style style:name="co3" style:family="table-column">
      <style:table-column-properties fo:break-before="auto" style:column-width="5.0689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6209in"/>
    </style:style>
    <style:style style:name="co6" style:family="table-column">
      <style:table-column-properties fo:break-before="auto" style:column-width="0.5972in"/>
    </style:style>
    <style:style style:name="co7" style:family="table-column">
      <style:table-column-properties fo:break-before="auto" style:column-width="0.411in"/>
    </style:style>
    <style:style style:name="co8" style:family="table-column">
      <style:table-column-properties fo:break-before="auto" style:column-width="0.6362in"/>
    </style:style>
    <style:style style:name="co9" style:family="table-column">
      <style:table-column-properties fo:break-before="auto" style:column-width="0.8992in"/>
    </style:style>
    <style:style style:name="co10" style:family="table-column">
      <style:table-column-properties fo:break-before="auto" style:column-width="4.4953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4.9681in"/>
    </style:style>
    <style:style style:name="co13" style:family="table-column">
      <style:table-column-properties fo:break-before="auto" style:column-width="4.611in"/>
    </style:style>
    <style:style style:name="co14" style:family="table-column">
      <style:table-column-properties fo:break-before="auto" style:column-width="4.7972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 office:value-type="string">
            <text:p>relation</text:p>
          </table:table-cell>
          <table:table-cell office:value-type="string">
            <text:p>question</text:p>
          </table:table-cell>
          <table:table-cell office:value-type="string">
            <text:p>quid</text:p>
          </table:table-cell>
          <table:table-cell office:value-type="string">
            <text:p>collection</text:p>
          </table:table-cell>
          <table:table-cell office:value-type="string">
            <text:p>property</text:p>
          </table:table-cell>
          <table:table-cell office:value-type="string">
            <text:p>concept</text:p>
          </table:table-cell>
          <table:table-cell office:value-type="string">
            <text:p>label</text:p>
          </table:table-cell>
          <table:table-cell office:value-type="string">
            <text:p>certainty</text:p>
          </table:table-cell>
          <table:table-cell office:value-type="string">
            <text:p>sources</text:p>
          </table:table-cell>
          <table:table-cell office:value-type="string">
            <text:p>prop_pos</text:p>
          </table:table-cell>
          <table:table-cell office:value-type="string">
            <text:p>concept_pos</text:p>
          </table:table-cell>
          <table:table-cell office:value-type="string">
            <text:p>example_pos</text:p>
          </table:table-cell>
          <table:table-cell office:value-type="string">
            <text:p>prop_neg</text:p>
          </table:table-cell>
          <table:table-cell office:value-type="string">
            <text:p>concept_neg</text:p>
          </table:table-cell>
          <table:table-cell office:value-type="string">
            <text:p>example_neg</text:p>
          </table:table-cell>
          <table:table-cell table:number-columns-repeated="3"/>
        </table:table-row>
        <table:table-row table:style-name="ro1">
          <table:table-cell office:value-type="string">
            <text:p>test_true</text:p>
          </table:table-cell>
          <table:table-cell office:value-type="string">
            <text:p>"Yellow" is one of the first things which come to mind when I hear "canary". </text:p>
          </table:table-cell>
          <table:table-cell office:value-type="string">
            <text:p>test1</text:p>
          </table:table-cell>
          <table:table-cell office:value-type="string">
            <text:p>_test</text:p>
          </table:table-cell>
          <table:table-cell table:number-columns-repeated="2" office:value-type="string">
            <text:p>_test1</text:p>
          </table:table-cell>
          <table:table-cell table:number-columns-repeated="5" office:value-type="string">
            <text:p>_test</text:p>
          </table:table-cell>
          <table:table-cell office:value-type="string">
            <text:p>"Blue" is one of the first things which come to mind when I head "sky".</text:p>
          </table:table-cell>
          <table:table-cell office:value-type="string">
            <text:p>_check</text:p>
          </table:table-cell>
          <table:table-cell office:value-type="string">
            <text:p>_test</text:p>
          </table:table-cell>
          <table:table-cell office:value-type="string">
            <text:p>"Orange" is one of the first things which come to mind when I hear "milk".</text:p>
          </table:table-cell>
          <table:table-cell table:number-columns-repeated="3"/>
        </table:table-row>
        <table:table-row table:style-name="ro1">
          <table:table-cell office:value-type="string">
            <text:p>test_false</text:p>
          </table:table-cell>
          <table:table-cell office:value-type="string">
            <text:p>"Blue" is one of the first things which come to mind when I hear "beer". </text:p>
          </table:table-cell>
          <table:table-cell office:value-type="string">
            <text:p>test2</text:p>
          </table:table-cell>
          <table:table-cell office:value-type="string">
            <text:p>_test</text:p>
          </table:table-cell>
          <table:table-cell table:number-columns-repeated="2" office:value-type="string">
            <text:p>_test2</text:p>
          </table:table-cell>
          <table:table-cell table:number-columns-repeated="5" office:value-type="string">
            <text:p>_test</text:p>
          </table:table-cell>
          <table:table-cell office:value-type="string">
            <text:p>"Red" is one of the first things which come to mind when I hear "blood".</text:p>
          </table:table-cell>
          <table:table-cell office:value-type="string">
            <text:p>_check</text:p>
          </table:table-cell>
          <table:table-cell office:value-type="string">
            <text:p>_test</text:p>
          </table:table-cell>
          <table:table-cell office:value-type="string">
            <text:p>"Grey" is one of the first things which come to mind when I hear "fire".</text:p>
          </table:table-cell>
          <table:table-cell table:number-columns-repeated="3"/>
        </table:table-row>
        <table:table-row table:style-name="ro1">
          <table:table-cell office:value-type="string">
            <text:p>test_true</text:p>
          </table:table-cell>
          <table:table-cell office:value-type="string">
            <text:p>In some situations, you will find chocolate which is white. White is one of a few possible options. </text:p>
          </table:table-cell>
          <table:table-cell office:value-type="string">
            <text:p>test3</text:p>
          </table:table-cell>
          <table:table-cell office:value-type="string">
            <text:p>_test</text:p>
          </table:table-cell>
          <table:table-cell office:value-type="string">
            <text:p>_test3</text:p>
          </table:table-cell>
          <table:table-cell table:number-columns-repeated="6" office:value-type="string">
            <text:p>_test</text:p>
          </table:table-cell>
          <table:table-cell office:value-type="string">
            <text:p>In some situations, you will find a banana which is green. Green is one of a few possible options. </text:p>
          </table:table-cell>
          <table:table-cell office:value-type="string">
            <text:p>_check</text:p>
          </table:table-cell>
          <table:table-cell office:value-type="string">
            <text:p>_test</text:p>
          </table:table-cell>
          <table:table-cell office:value-type="string">
            <text:p>In some situations, you will find a swan which is green. Green is one of a few possible options. </text:p>
          </table:table-cell>
          <table:table-cell table:number-columns-repeated="3"/>
        </table:table-row>
        <table:table-row table:style-name="ro1">
          <table:table-cell office:value-type="string">
            <text:p>test_false</text:p>
          </table:table-cell>
          <table:table-cell office:value-type="string">
            <text:p>In some situations, you will find chocolate which is white. White is one of a few possible options. </text:p>
          </table:table-cell>
          <table:table-cell office:value-type="string">
            <text:p>test4</text:p>
          </table:table-cell>
          <table:table-cell office:value-type="string">
            <text:p>_test</text:p>
          </table:table-cell>
          <table:table-cell office:value-type="string">
            <text:p>_test4</text:p>
          </table:table-cell>
          <table:table-cell table:number-columns-repeated="6" office:value-type="string">
            <text:p>_test</text:p>
          </table:table-cell>
          <table:table-cell office:value-type="string">
            <text:p>In some situations, you will find a banana which is brown. Brown is one of a few possible options. </text:p>
          </table:table-cell>
          <table:table-cell office:value-type="string">
            <text:p>_check</text:p>
          </table:table-cell>
          <table:table-cell office:value-type="string">
            <text:p>_test</text:p>
          </table:table-cell>
          <table:table-cell office:value-type="string">
            <text:p>In some situations, you will find a raven which is blue. Blue is one of many possible options. </text:p>
          </table:table-cell>
          <table:table-cell table:number-columns-repeated="2"/>
          <table:table-cell office:value-type="string">
            <text:p><text:s text:c="2"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1">03/31/2020</text:date>, <text:time>17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0-03-31T17:35:28</dc:date>
    <dc:creator>Pia Sommerauer</dc:creator>
    <meta:document-statistic meta:table-count="1" meta:cell-count="76" meta:object-count="0"/>
    <meta:user-defined meta:name="Info 1"/>
    <meta:user-defined meta:name="Info 2"/>
    <meta:user-defined meta:name="Info 3"/>
    <meta:user-defined meta:name="Info 4"/>
  </office:meta>
</office:document-meta>
</file>